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 (N)</text:p>
          </table:table-cell>
          <table:table-cell office:value-type="string" calcext:value-type="string">
            <text:p>z (m)</text:p>
          </table:table-cell>
          <table:table-cell table:number-columns-repeated="2"/>
          <table:table-cell office:value-type="string" calcext:value-type="string">
            <text:p>Xi^2</text:p>
          </table:table-cell>
          <table:table-cell office:value-type="string" calcext:value-type="string">
            <text:p>Yi^2</text:p>
          </table:table-cell>
          <table:table-cell office:value-type="string" calcext:value-type="string">
            <text:p>Xi-x</text:p>
          </table:table-cell>
          <table:table-cell office:value-type="string" calcext:value-type="string">
            <text:p>Yi-y</text:p>
          </table:table-cell>
          <table:table-cell office:value-type="string" calcext:value-type="string">
            <text:p>(xi-x)(yi-y)</text:p>
          </table:table-cell>
          <table:table-cell office:value-type="string" calcext:value-type="string">
            <text:p>(xi-x)^2</text:p>
          </table:table-cell>
          <table:table-cell office:value-type="string" calcext:value-type="string">
            <text:p>(yi-y)^2</text:p>
          </table:table-cell>
          <table:table-cell office:value-type="string" calcext:value-type="string">
            <text:p>yi*xi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B2]^2" office:value-type="float" office:value="0.04" calcext:value-type="float">
            <text:p>0.04</text:p>
          </table:table-cell>
          <table:table-cell table:formula="of:=[.A2]^2" office:value-type="float" office:value="14.6689" calcext:value-type="float">
            <text:p>14.6689</text:p>
          </table:table-cell>
          <table:table-cell table:formula="of:=[.B2]-AVERAGE([.$B$2:.$B$11])" office:value-type="float" office:value="-0.325" calcext:value-type="float">
            <text:p>-0.325</text:p>
          </table:table-cell>
          <table:table-cell table:formula="of:=[.A2]-AVERAGE([.$A$2:.$A$11])" office:value-type="float" office:value="-7.327" calcext:value-type="float">
            <text:p>-7.327</text:p>
          </table:table-cell>
          <table:table-cell table:formula="of:=[.G2]*[.H2]" office:value-type="float" office:value="2.381275" calcext:value-type="float">
            <text:p>2.381275</text:p>
          </table:table-cell>
          <table:table-cell table:formula="of:=[.G2]^2" office:value-type="float" office:value="0.105625" calcext:value-type="float">
            <text:p>0.105625</text:p>
          </table:table-cell>
          <table:table-cell table:formula="of:=[.H2]^2" office:value-type="float" office:value="53.684929" calcext:value-type="float">
            <text:p>53.684929</text:p>
          </table:table-cell>
          <table:table-cell table:formula="of:=[.B2]*[.A2]"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[.B3]^2" office:value-type="float" office:value="0.1225" calcext:value-type="float">
            <text:p>0.1225</text:p>
          </table:table-cell>
          <table:table-cell table:formula="of:=[.A3]^2" office:value-type="float" office:value="60.6841" calcext:value-type="float">
            <text:p>60.6841</text:p>
          </table:table-cell>
          <table:table-cell table:formula="of:=[.B3]-AVERAGE([.$B$2:.$B$11])" office:value-type="float" office:value="-0.175" calcext:value-type="float">
            <text:p>-0.175</text:p>
          </table:table-cell>
          <table:table-cell table:formula="of:=[.A3]-AVERAGE([.$A$2:.$A$11])" office:value-type="float" office:value="-3.367" calcext:value-type="float">
            <text:p>-3.367</text:p>
          </table:table-cell>
          <table:table-cell table:formula="of:=[.G3]*[.H3]" office:value-type="float" office:value="0.589225" calcext:value-type="float">
            <text:p>0.589225</text:p>
          </table:table-cell>
          <table:table-cell table:formula="of:=[.G3]^2" office:value-type="float" office:value="0.030625" calcext:value-type="float">
            <text:p>0.030625</text:p>
          </table:table-cell>
          <table:table-cell table:formula="of:=[.H3]^2" office:value-type="float" office:value="11.336689" calcext:value-type="float">
            <text:p>11.336689</text:p>
          </table:table-cell>
          <table:table-cell table:formula="of:=[.B3]*[.A3]" office:value-type="float" office:value="2.7265" calcext:value-type="float">
            <text:p>2.7265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formula="of:=[.B4]^2" office:value-type="float" office:value="0.1764" calcext:value-type="float">
            <text:p>0.1764</text:p>
          </table:table-cell>
          <table:table-cell table:formula="of:=[.A4]^2" office:value-type="float" office:value="65.2864" calcext:value-type="float">
            <text:p>65.2864</text:p>
          </table:table-cell>
          <table:table-cell table:formula="of:=[.B4]-AVERAGE([.$B$2:.$B$11])" office:value-type="float" office:value="-0.105" calcext:value-type="float">
            <text:p>-0.105</text:p>
          </table:table-cell>
          <table:table-cell table:formula="of:=[.A4]-AVERAGE([.$A$2:.$A$11])" office:value-type="float" office:value="-3.077" calcext:value-type="float">
            <text:p>-3.077</text:p>
          </table:table-cell>
          <table:table-cell table:formula="of:=[.G4]*[.H4]" office:value-type="float" office:value="0.323085" calcext:value-type="float">
            <text:p>0.323085</text:p>
          </table:table-cell>
          <table:table-cell table:formula="of:=[.G4]^2" office:value-type="float" office:value="0.011025" calcext:value-type="float">
            <text:p>0.011025</text:p>
          </table:table-cell>
          <table:table-cell table:formula="of:=[.H4]^2" office:value-type="float" office:value="9.467929" calcext:value-type="float">
            <text:p>9.467929</text:p>
          </table:table-cell>
          <table:table-cell table:formula="of:=[.B4]*[.A4]" office:value-type="float" office:value="3.3936" calcext:value-type="float">
            <text:p>3.393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F=k*z+F0</text:p>
          </table:table-cell>
          <table:table-cell table:formula="of:=[.B5]^2" office:value-type="float" office:value="0.2116" calcext:value-type="float">
            <text:p>0.2116</text:p>
          </table:table-cell>
          <table:table-cell table:formula="of:=[.A5]^2" office:value-type="float" office:value="94.09" calcext:value-type="float">
            <text:p>94.09</text:p>
          </table:table-cell>
          <table:table-cell table:formula="of:=[.B5]-AVERAGE([.$B$2:.$B$11])" office:value-type="float" office:value="-0.065" calcext:value-type="float">
            <text:p>-0.065</text:p>
          </table:table-cell>
          <table:table-cell table:formula="of:=[.A5]-AVERAGE([.$A$2:.$A$11])" office:value-type="float" office:value="-1.457" calcext:value-type="float">
            <text:p>-1.457</text:p>
          </table:table-cell>
          <table:table-cell table:formula="of:=[.G5]*[.H5]" office:value-type="float" office:value="0.0947050000000001" calcext:value-type="float">
            <text:p>0.094705</text:p>
          </table:table-cell>
          <table:table-cell table:formula="of:=[.G5]^2" office:value-type="float" office:value="0.004225" calcext:value-type="float">
            <text:p>0.004225</text:p>
          </table:table-cell>
          <table:table-cell table:formula="of:=[.H5]^2" office:value-type="float" office:value="2.122849" calcext:value-type="float">
            <text:p>2.122849</text:p>
          </table:table-cell>
          <table:table-cell table:formula="of:=[.B5]*[.A5]" office:value-type="float" office:value="4.462" calcext:value-type="float">
            <text:p>4.462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table:formula="of:=[.B6]^2" office:value-type="float" office:value="0.2601" calcext:value-type="float">
            <text:p>0.2601</text:p>
          </table:table-cell>
          <table:table-cell table:formula="of:=[.A6]^2" office:value-type="float" office:value="111.9364" calcext:value-type="float">
            <text:p>111.9364</text:p>
          </table:table-cell>
          <table:table-cell table:formula="of:=[.B6]-AVERAGE([.$B$2:.$B$11])" office:value-type="float" office:value="-0.015" calcext:value-type="float">
            <text:p>-0.015</text:p>
          </table:table-cell>
          <table:table-cell table:formula="of:=[.A6]-AVERAGE([.$A$2:.$A$11])" office:value-type="float" office:value="-0.577" calcext:value-type="float">
            <text:p>-0.577</text:p>
          </table:table-cell>
          <table:table-cell table:formula="of:=[.G6]*[.H6]" office:value-type="float" office:value="0.00865500000000001" calcext:value-type="float">
            <text:p>0.008655</text:p>
          </table:table-cell>
          <table:table-cell table:formula="of:=[.G6]^2" office:value-type="float" office:value="0.000225" calcext:value-type="float">
            <text:p>0.000225</text:p>
          </table:table-cell>
          <table:table-cell table:formula="of:=[.H6]^2" office:value-type="float" office:value="0.332929" calcext:value-type="float">
            <text:p>0.332929</text:p>
          </table:table-cell>
          <table:table-cell table:formula="of:=[.B6]*[.A6]" office:value-type="float" office:value="5.3958" calcext:value-type="float">
            <text:p>5.3958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[.B7]^2" office:value-type="float" office:value="0.2916" calcext:value-type="float">
            <text:p>0.2916</text:p>
          </table:table-cell>
          <table:table-cell table:formula="of:=[.A7]^2" office:value-type="float" office:value="152.0289" calcext:value-type="float">
            <text:p>152.0289</text:p>
          </table:table-cell>
          <table:table-cell table:formula="of:=[.B7]-AVERAGE([.$B$2:.$B$11])" office:value-type="float" office:value="0.015" calcext:value-type="float">
            <text:p>0.015</text:p>
          </table:table-cell>
          <table:table-cell table:formula="of:=[.A7]-AVERAGE([.$A$2:.$A$11])" office:value-type="float" office:value="1.173" calcext:value-type="float">
            <text:p>1.173</text:p>
          </table:table-cell>
          <table:table-cell table:formula="of:=[.G7]*[.H7]" office:value-type="float" office:value="0.017595" calcext:value-type="float">
            <text:p>0.017595</text:p>
          </table:table-cell>
          <table:table-cell table:formula="of:=[.G7]^2" office:value-type="float" office:value="0.000225" calcext:value-type="float">
            <text:p>0.000225</text:p>
          </table:table-cell>
          <table:table-cell table:formula="of:=[.H7]^2" office:value-type="float" office:value="1.375929" calcext:value-type="float">
            <text:p>1.375929</text:p>
          </table:table-cell>
          <table:table-cell table:formula="of:=[.B7]*[.A7]" office:value-type="float" office:value="6.6582" calcext:value-type="float">
            <text:p>6.6582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0.59" calcext:value-type="float">
            <text:p>0.59</text:p>
          </table:table-cell>
          <table:table-cell table:number-columns-repeated="2"/>
          <table:table-cell table:formula="of:=[.B8]^2" office:value-type="float" office:value="0.3481" calcext:value-type="float">
            <text:p>0.3481</text:p>
          </table:table-cell>
          <table:table-cell table:formula="of:=[.A8]^2" office:value-type="float" office:value="149.5729" calcext:value-type="float">
            <text:p>149.5729</text:p>
          </table:table-cell>
          <table:table-cell table:formula="of:=[.B8]-AVERAGE([.$B$2:.$B$11])" office:value-type="float" office:value="0.065" calcext:value-type="float">
            <text:p>0.065</text:p>
          </table:table-cell>
          <table:table-cell table:formula="of:=[.A8]-AVERAGE([.$A$2:.$A$11])" office:value-type="float" office:value="1.073" calcext:value-type="float">
            <text:p>1.073</text:p>
          </table:table-cell>
          <table:table-cell table:formula="of:=[.G8]*[.H8]" office:value-type="float" office:value="0.069745" calcext:value-type="float">
            <text:p>0.069745</text:p>
          </table:table-cell>
          <table:table-cell table:formula="of:=[.G8]^2" office:value-type="float" office:value="0.00422499999999999" calcext:value-type="float">
            <text:p>0.004225</text:p>
          </table:table-cell>
          <table:table-cell table:formula="of:=[.H8]^2" office:value-type="float" office:value="1.151329" calcext:value-type="float">
            <text:p>1.151329</text:p>
          </table:table-cell>
          <table:table-cell table:formula="of:=[.B8]*[.A8]" office:value-type="float" office:value="7.2157" calcext:value-type="float">
            <text:p>7.2157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67" calcext:value-type="float">
            <text:p>0.67</text:p>
          </table:table-cell>
          <table:table-cell table:number-columns-repeated="2"/>
          <table:table-cell table:formula="of:=[.B9]^2" office:value-type="float" office:value="0.4489" calcext:value-type="float">
            <text:p>0.4489</text:p>
          </table:table-cell>
          <table:table-cell table:formula="of:=[.A9]^2" office:value-type="float" office:value="208.2249" calcext:value-type="float">
            <text:p>208.2249</text:p>
          </table:table-cell>
          <table:table-cell table:formula="of:=[.B9]-AVERAGE([.$B$2:.$B$11])" office:value-type="float" office:value="0.145" calcext:value-type="float">
            <text:p>0.145</text:p>
          </table:table-cell>
          <table:table-cell table:formula="of:=[.A9]-AVERAGE([.$A$2:.$A$11])" office:value-type="float" office:value="3.273" calcext:value-type="float">
            <text:p>3.273</text:p>
          </table:table-cell>
          <table:table-cell table:formula="of:=[.G9]*[.H9]" office:value-type="float" office:value="0.474585" calcext:value-type="float">
            <text:p>0.474585</text:p>
          </table:table-cell>
          <table:table-cell table:formula="of:=[.G9]^2" office:value-type="float" office:value="0.021025" calcext:value-type="float">
            <text:p>0.021025</text:p>
          </table:table-cell>
          <table:table-cell table:formula="of:=[.H9]^2" office:value-type="float" office:value="10.712529" calcext:value-type="float">
            <text:p>10.712529</text:p>
          </table:table-cell>
          <table:table-cell table:formula="of:=[.B9]*[.A9]" office:value-type="float" office:value="9.6681" calcext:value-type="float">
            <text:p>9.6681</text:p>
          </table:table-cell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table:formula="of:=[.B10]^2" office:value-type="float" office:value="0.5041" calcext:value-type="float">
            <text:p>0.5041</text:p>
          </table:table-cell>
          <table:table-cell table:formula="of:=[.A10]^2" office:value-type="float" office:value="240.5601" calcext:value-type="float">
            <text:p>240.5601</text:p>
          </table:table-cell>
          <table:table-cell table:formula="of:=[.B10]-AVERAGE([.$B$2:.$B$11])" office:value-type="float" office:value="0.185" calcext:value-type="float">
            <text:p>0.185</text:p>
          </table:table-cell>
          <table:table-cell table:formula="of:=[.A10]-AVERAGE([.$A$2:.$A$11])" office:value-type="float" office:value="4.353" calcext:value-type="float">
            <text:p>4.353</text:p>
          </table:table-cell>
          <table:table-cell table:formula="of:=[.G10]*[.H10]" office:value-type="float" office:value="0.805305" calcext:value-type="float">
            <text:p>0.805305</text:p>
          </table:table-cell>
          <table:table-cell table:formula="of:=[.G10]^2" office:value-type="float" office:value="0.034225" calcext:value-type="float">
            <text:p>0.034225</text:p>
          </table:table-cell>
          <table:table-cell table:formula="of:=[.H10]^2" office:value-type="float" office:value="18.948609" calcext:value-type="float">
            <text:p>18.948609</text:p>
          </table:table-cell>
          <table:table-cell table:formula="of:=[.B10]*[.A10]" office:value-type="float" office:value="11.0121" calcext:value-type="float">
            <text:p>11.0121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B11]^2" office:value-type="float" office:value="0.64" calcext:value-type="float">
            <text:p>0.64</text:p>
          </table:table-cell>
          <table:table-cell table:formula="of:=[.A11]^2" office:value-type="float" office:value="292.0681" calcext:value-type="float">
            <text:p>292.0681</text:p>
          </table:table-cell>
          <table:table-cell table:formula="of:=[.B11]-AVERAGE([.$B$2:.$B$11])" office:value-type="float" office:value="0.275" calcext:value-type="float">
            <text:p>0.275</text:p>
          </table:table-cell>
          <table:table-cell table:formula="of:=[.A11]-AVERAGE([.$A$2:.$A$11])" office:value-type="float" office:value="5.933" calcext:value-type="float">
            <text:p>5.933</text:p>
          </table:table-cell>
          <table:table-cell table:formula="of:=[.G11]*[.H11]" office:value-type="float" office:value="1.631575" calcext:value-type="float">
            <text:p>1.631575</text:p>
          </table:table-cell>
          <table:table-cell table:formula="of:=[.G11]^2" office:value-type="float" office:value="0.075625" calcext:value-type="float">
            <text:p>0.075625</text:p>
          </table:table-cell>
          <table:table-cell table:formula="of:=[.H11]^2" office:value-type="float" office:value="35.200489" calcext:value-type="float">
            <text:p>35.200489</text:p>
          </table:table-cell>
          <table:table-cell table:formula="of:=[.B11]*[.A11]" office:value-type="float" office:value="13.672" calcext:value-type="float">
            <text:p>13.67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2" table:formula="of:=SUM([.I2:.I11])/SUM([.J2:.J11])" office:value-type="float" office:value="22.2809615049643" calcext:value-type="float">
            <text:p>22.2809615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0</text:p>
          </table:table-cell>
          <table:table-cell table:style-name="ce2" table:formula="of:=AVERAGE([.A2:.A11])-AVERAGE([.B2:.B11])*[.B13]" office:value-type="float" office:value="-0.540504790106255" calcext:value-type="float">
            <text:p>-0.54050479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6:57:17.226796161</meta:creation-date>
    <dc:date>2015-10-12T17:54:15.584902556</dc:date>
    <meta:editing-duration>PT9M26S</meta:editing-duration>
    <meta:editing-cycles>2</meta:editing-cycles>
    <meta:generator>LibreOffice/4.4.5.2$Linux_X86_64 LibreOffice_project/40m0$Build-2</meta:generator>
    <meta:document-statistic meta:table-count="1" meta:cell-count="115" meta:object-count="0"/>
  </office:meta>
</office:document-meta>
</file>